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ans Serif" svg:font-family="'Sans Serif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07in"/>
    </style:style>
    <style:style style:name="co3" style:family="table-column">
      <style:table-column-properties fo:break-before="auto" style:column-width="1.6311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8173in"/>
    </style:style>
    <style:style style:name="co7" style:family="table-column">
      <style:table-column-properties fo:break-before="auto" style:column-width="0.898in"/>
    </style:style>
    <style:style style:name="co8" style:family="table-column">
      <style:table-column-properties fo:break-before="auto" style:column-width="1.3201in"/>
    </style:style>
    <style:style style:name="co9" style:family="table-column">
      <style:table-column-properties fo:break-before="auto" style:column-width="1.3744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ext-properties style:font-name="Sans Serif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9197in" svg:height="4.4988in" svg:x="0.926in" svg:y="3.0319in">
            <draw:object draw:notify-on-update-of-ranges="Sheet1.B6:Sheet1.B6 Sheet1.B7:Sheet1.B17 Sheet1.C6:Sheet1.C6 Sheet1.C7:Sheet1.C17 Sheet1.D6:Sheet1.D6 Sheet1.D7:Sheet1.D17 Sheet1.E6:Sheet1.E6 Sheet1.E7:Sheet1.E17 Sheet1.F6:Sheet1.F6 Sheet1.F7:Sheet1.F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f(n)</text:p>
          </table:table-cell>
          <table:table-cell office:value-type="string">
            <text:p>f(n)/n*500</text:p>
          </table:table-cell>
          <table:table-cell office:value-type="string">
            <text:p>f(n)/n^2*50000</text:p>
          </table:table-cell>
          <table:table-cell office:value-type="string">
            <text:p>f(n)/nlog(n)*2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formula="of:=[.C7]/[.B7]*500" office:value-type="float" office:value="1000">
            <text:p>1000</text:p>
          </table:table-cell>
          <table:table-cell table:formula="of:=[.C7]/[.B7]/[.B7]*50000" office:value-type="float" office:value="1000">
            <text:p>1000</text:p>
          </table:table-cell>
          <table:table-cell table:formula="of:=[.C7]/[.B7]/LOG10([.B7])*2000" office:value-type="float" office:value="2000">
            <text:p>2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460">
            <text:p>460</text:p>
          </table:table-cell>
          <table:table-cell table:formula="of:=[.C8]/[.B8]*500" office:value-type="float" office:value="1150">
            <text:p>1150</text:p>
          </table:table-cell>
          <table:table-cell table:formula="of:=[.C8]/[.B8]/[.B8]*50000" office:value-type="float" office:value="575">
            <text:p>575</text:p>
          </table:table-cell>
          <table:table-cell table:formula="of:=[.C8]/[.B8]/LOG10([.B8])*2000" office:value-type="float" office:value="1999.10475251003">
            <text:p>1999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table:formula="of:=[.C9]/[.B9]*500" office:value-type="float" office:value="1250">
            <text:p>1250</text:p>
          </table:table-cell>
          <table:table-cell table:formula="of:=[.C9]/[.B9]/[.B9]*50000" office:value-type="float" office:value="416.666666666667">
            <text:p>416.67</text:p>
          </table:table-cell>
          <table:table-cell table:formula="of:=[.C9]/[.B9]/LOG10([.B9])*2000" office:value-type="float" office:value="2018.47204309175">
            <text:p>2018.47</text:p>
          </table:table-cell>
          <table:table-cell/>
          <table:table-cell office:value-type="string">
            <text:p>Note the scalings to put all on the same graph.</text:p>
          </table:table-cell>
        </table:table-row>
        <table:table-row table:style-name="ro1">
          <table:table-cell/>
          <table:table-cell office:value-type="float" office:value="400">
            <text:p>400</text:p>
          </table:table-cell>
          <table:table-cell office:value-type="float" office:value="1041">
            <text:p>1041</text:p>
          </table:table-cell>
          <table:table-cell table:formula="of:=[.C10]/[.B10]*500" office:value-type="float" office:value="1301.25">
            <text:p>1301.25</text:p>
          </table:table-cell>
          <table:table-cell table:formula="of:=[.C10]/[.B10]/[.B10]*50000" office:value-type="float" office:value="325.3125">
            <text:p>325.31</text:p>
          </table:table-cell>
          <table:table-cell table:formula="of:=[.C10]/[.B10]/LOG10([.B10])*2000" office:value-type="float" office:value="2000.33820025173">
            <text:p>2000.34</text:p>
          </table:table-cell>
          <table:table-cell/>
          <table:table-cell office:value-type="string">
            <text:p>Note how f(n)/nlog(n) is the flat one and,</text:p>
          </table:table-cell>
        </table:table-row>
        <table:table-row table:style-name="ro1">
          <table:table-cell/>
          <table:table-cell office:value-type="float" office:value="500">
            <text:p>500</text:p>
          </table:table-cell>
          <table:table-cell office:value-type="float" office:value="1355">
            <text:p>1355</text:p>
          </table:table-cell>
          <table:table-cell table:formula="of:=[.C11]/[.B11]*500" office:value-type="float" office:value="1355">
            <text:p>1355</text:p>
          </table:table-cell>
          <table:table-cell table:formula="of:=[.C11]/[.B11]/[.B11]*50000" office:value-type="float" office:value="271">
            <text:p>271</text:p>
          </table:table-cell>
          <table:table-cell table:formula="of:=[.C11]/[.B11]/LOG10([.B11])*2000" office:value-type="float" office:value="2008.17348517861">
            <text:p>2008.17</text:p>
          </table:table-cell>
          <table:table-cell/>
          <table:table-cell office:value-type="string">
            <text:p>Therefore, the correct order.</text:p>
          </table:table-cell>
        </table:table-row>
        <table:table-row table:style-name="ro1">
          <table:table-cell/>
          <table:table-cell office:value-type="float" office:value="600">
            <text:p>600</text:p>
          </table:table-cell>
          <table:table-cell office:value-type="float" office:value="1550">
            <text:p>1550</text:p>
          </table:table-cell>
          <table:table-cell table:formula="of:=[.C12]/[.B12]*500" office:value-type="float" office:value="1291.66666666667">
            <text:p>1291.67</text:p>
          </table:table-cell>
          <table:table-cell table:formula="of:=[.C12]/[.B12]/[.B12]*50000" office:value-type="float" office:value="215.277777777778">
            <text:p>215.28</text:p>
          </table:table-cell>
          <table:table-cell table:formula="of:=[.C12]/[.B12]/LOG10([.B12])*2000" office:value-type="float" office:value="1859.74995636151">
            <text:p>1859.75</text:p>
          </table:table-cell>
          <table:table-cell/>
          <table:table-cell office:value-type="string">
            <text:p>Note how I have multiplied by appropriate</text:p>
          </table:table-cell>
        </table:table-row>
        <table:table-row table:style-name="ro1">
          <table:table-cell/>
          <table:table-cell office:value-type="float" office:value="700">
            <text:p>700</text:p>
          </table:table-cell>
          <table:table-cell office:value-type="float" office:value="2000">
            <text:p>2000</text:p>
          </table:table-cell>
          <table:table-cell table:formula="of:=[.C13]/[.B13]*500" office:value-type="float" office:value="1428.57142857143">
            <text:p>1428.57</text:p>
          </table:table-cell>
          <table:table-cell table:formula="of:=[.C13]/[.B13]/[.B13]*50000" office:value-type="float" office:value="204.081632653061">
            <text:p>204.08</text:p>
          </table:table-cell>
          <table:table-cell table:formula="of:=[.C13]/[.B13]/LOG10([.B13])*2000" office:value-type="float" office:value="2008.46706648361">
            <text:p>2008.47</text:p>
          </table:table-cell>
          <table:table-cell/>
          <table:table-cell office:value-type="string">
            <text:p>constants to make all the plots appear roughly</text:p>
          </table:table-cell>
        </table:table-row>
        <table:table-row table:style-name="ro1">
          <table:table-cell/>
          <table:table-cell office:value-type="float" office:value="800">
            <text:p>800</text:p>
          </table:table-cell>
          <table:table-cell office:value-type="float" office:value="2322">
            <text:p>2322</text:p>
          </table:table-cell>
          <table:table-cell table:formula="of:=[.C14]/[.B14]*500" office:value-type="float" office:value="1451.25">
            <text:p>1451.25</text:p>
          </table:table-cell>
          <table:table-cell table:formula="of:=[.C14]/[.B14]/[.B14]*50000" office:value-type="float" office:value="181.40625">
            <text:p>181.41</text:p>
          </table:table-cell>
          <table:table-cell table:formula="of:=[.C14]/[.B14]/LOG10([.B14])*2000" office:value-type="float" office:value="1999.5935455018">
            <text:p>1999.59</text:p>
          </table:table-cell>
          <table:table-cell/>
          <table:table-cell office:value-type="string">
            <text:p>in the same range.</text:p>
          </table:table-cell>
        </table:table-row>
        <table:table-row table:style-name="ro1">
          <table:table-cell/>
          <table:table-cell office:value-type="float" office:value="900">
            <text:p>900</text:p>
          </table:table-cell>
          <table:table-cell office:value-type="float" office:value="2650">
            <text:p>2650</text:p>
          </table:table-cell>
          <table:table-cell table:formula="of:=[.C15]/[.B15]*500" office:value-type="float" office:value="1472.22222222222">
            <text:p>1472.22</text:p>
          </table:table-cell>
          <table:table-cell table:formula="of:=[.C15]/[.B15]/[.B15]*50000" office:value-type="float" office:value="163.58024691358">
            <text:p>163.58</text:p>
          </table:table-cell>
          <table:table-cell table:formula="of:=[.C15]/[.B15]/LOG10([.B15])*2000" office:value-type="float" office:value="1993.36678355716">
            <text:p>1993.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table:formula="of:=[.C16]/[.B16]*500" office:value-type="float" office:value="1500">
            <text:p>1500</text:p>
          </table:table-cell>
          <table:table-cell table:formula="of:=[.C16]/[.B16]/[.B16]*50000" office:value-type="float" office:value="150">
            <text:p>150</text:p>
          </table:table-cell>
          <table:table-cell table:formula="of:=[.C16]/[.B16]/LOG10([.B16])*2000" office:value-type="float" office:value="2000">
            <text:p>2000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shapes>
          <draw:frame draw:z-index="0" draw:style-name="gr1" svg:width="5.387in" svg:height="2.9827in" svg:x="5.0004in" svg:y="0in">
            <draw:object draw:notify-on-update-of-ranges="Sheet2.A2:Sheet2.A2 Sheet2.A3:Sheet2.A12 Sheet2.B2:Sheet2.B2 Sheet2.B3:Sheet2.B12 Sheet2.C2:Sheet2.C2 Sheet2.C3:Sheet2.C12 Sheet2.D2:Sheet2.D2 Sheet2.D3:Sheet2.D12 Sheet2.E2:Sheet2.E2 Sheet2.E3:Sheet2.E1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5.315in" svg:height="2.8937in" svg:x="5.0543in" svg:y="3.0807in">
            <draw:object draw:notify-on-update-of-ranges="Sheet2.A22:Sheet2.A22 Sheet2.A23:Sheet2.A32 Sheet2.B22:Sheet2.B22 Sheet2.B23:Sheet2.B32 Sheet2.C22:Sheet2.C22 Sheet2.C23:Sheet2.C32 Sheet2.D22:Sheet2.D22 Sheet2.D23:Sheet2.D32 Sheet2.E22:Sheet2.E22 Sheet2.E23:Sheet2.E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5.3417in" svg:height="2.9472in" svg:x="5.0634in" svg:y="6.0457in">
            <draw:object draw:notify-on-update-of-ranges="Sheet2.A38:Sheet2.A38 Sheet2.A39:Sheet2.A48 Sheet2.B38:Sheet2.B38 Sheet2.B39:Sheet2.B48 Sheet2.C38:Sheet2.C38 Sheet2.C39:Sheet2.C48 Sheet2.D38:Sheet2.D38 Sheet2.D39:Sheet2.D48 Sheet2.E38:Sheet2.E38 Sheet2.E39:Sheet2.E4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5.2161in" svg:height="2.9205in" svg:x="5.0992in" svg:y="9.1354in">
            <draw:object draw:notify-on-update-of-ranges="Sheet2.A55:Sheet2.A55 Sheet2.A56:Sheet2.A65 Sheet2.B55:Sheet2.B55 Sheet2.B56:Sheet2.B65 Sheet2.C55:Sheet2.C55 Sheet2.C56:Sheet2.C65 Sheet2.D55:Sheet2.D55 Sheet2.D56:Sheet2.D65 Sheet2.E55:Sheet2.E55 Sheet2.E56:Sheet2.E6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mer0</text:p>
          </table:table-cell>
          <table:table-cell table:number-columns-repeated="4"/>
        </table:table-row>
        <table:table-row table:style-name="ro2">
          <table:table-cell office:value-type="string">
            <text:p>N</text:p>
          </table:table-cell>
          <table:table-cell office:value-type="string">
            <text:p>f(n)</text:p>
          </table:table-cell>
          <table:table-cell office:value-type="string">
            <text:p>f(n)/n*100</text:p>
          </table:table-cell>
          <table:table-cell office:value-type="string">
            <text:p>f(n)/n^2*5000</text:p>
          </table:table-cell>
          <table:table-cell office:value-type="string">
            <text:p>f(n)/nlog(n)*25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table:formula="of:=[.B3]/[.A3]*100" office:value-type="float" office:value="650">
            <text:p>650</text:p>
          </table:table-cell>
          <table:table-cell table:formula="of:=[.B3]/[.A3]/[.A3] * 5000" office:value-type="float" office:value="3250">
            <text:p>3250</text:p>
          </table:table-cell>
          <table:table-cell table:formula="of:=[.B3]/[.A3]/LOG10([.A3])*250" office:value-type="float" office:value="1625">
            <text:p>1625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62">
            <text:p>262</text:p>
          </table:table-cell>
          <table:table-cell table:formula="of:=[.B4]/[.A4]*100" office:value-type="float" office:value="1310">
            <text:p>1310</text:p>
          </table:table-cell>
          <table:table-cell table:formula="of:=[.B4]/[.A4]/[.A4] * 5000" office:value-type="float" office:value="3275">
            <text:p>3275</text:p>
          </table:table-cell>
          <table:table-cell table:formula="of:=[.B4]/[.A4]/LOG10([.A4])*250" office:value-type="float" office:value="2517.23635190179">
            <text:p>2517.24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08">
            <text:p>608</text:p>
          </table:table-cell>
          <table:table-cell table:formula="of:=[.B5]/[.A5]*100" office:value-type="float" office:value="2026.66666666667">
            <text:p>2026.67</text:p>
          </table:table-cell>
          <table:table-cell table:formula="of:=[.B5]/[.A5]/[.A5] * 5000" office:value-type="float" office:value="3377.77777777778">
            <text:p>3377.78</text:p>
          </table:table-cell>
          <table:table-cell table:formula="of:=[.B5]/[.A5]/LOG10([.A5])*250" office:value-type="float" office:value="3430.09529547948">
            <text:p>3430.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049">
            <text:p>1049</text:p>
          </table:table-cell>
          <table:table-cell table:formula="of:=[.B6]/[.A6]*100" office:value-type="float" office:value="2622.5">
            <text:p>2622.5</text:p>
          </table:table-cell>
          <table:table-cell table:formula="of:=[.B6]/[.A6]/[.A6] * 5000" office:value-type="float" office:value="3278.125">
            <text:p>3278.13</text:p>
          </table:table-cell>
          <table:table-cell table:formula="of:=[.B6]/[.A6]/LOG10([.A6])*250" office:value-type="float" office:value="4092.38732350183">
            <text:p>4092.39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655">
            <text:p>1655</text:p>
          </table:table-cell>
          <table:table-cell table:formula="of:=[.B7]/[.A7]*100" office:value-type="float" office:value="3310">
            <text:p>3310</text:p>
          </table:table-cell>
          <table:table-cell table:formula="of:=[.B7]/[.A7]/[.A7] * 5000" office:value-type="float" office:value="3310">
            <text:p>3310</text:p>
          </table:table-cell>
          <table:table-cell table:formula="of:=[.B7]/[.A7]/LOG10([.A7])*250" office:value-type="float" office:value="4870.59805581087">
            <text:p>4870.6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362">
            <text:p>2362</text:p>
          </table:table-cell>
          <table:table-cell table:formula="of:=[.B8]/[.A8]*100" office:value-type="float" office:value="3936.66666666667">
            <text:p>3936.67</text:p>
          </table:table-cell>
          <table:table-cell table:formula="of:=[.B8]/[.A8]/[.A8] * 5000" office:value-type="float" office:value="3280.55555555556">
            <text:p>3280.56</text:p>
          </table:table-cell>
          <table:table-cell table:formula="of:=[.B8]/[.A8]/LOG10([.A8])*250" office:value-type="float" office:value="5534.77476370094">
            <text:p>5534.77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3219">
            <text:p>3219</text:p>
          </table:table-cell>
          <table:table-cell table:formula="of:=[.B9]/[.A9]*100" office:value-type="float" office:value="4598.57142857143">
            <text:p>4598.57</text:p>
          </table:table-cell>
          <table:table-cell table:formula="of:=[.B9]/[.A9]/[.A9] * 5000" office:value-type="float" office:value="3284.69387755102">
            <text:p>3284.69</text:p>
          </table:table-cell>
          <table:table-cell table:formula="of:=[.B9]/[.A9]/LOG10([.A9])*250" office:value-type="float" office:value="6230.79550360356">
            <text:p>6230.8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211">
            <text:p>4211</text:p>
          </table:table-cell>
          <table:table-cell table:formula="of:=[.B10]/[.A10]*100" office:value-type="float" office:value="5263.75">
            <text:p>5263.75</text:p>
          </table:table-cell>
          <table:table-cell table:formula="of:=[.B10]/[.A10]/[.A10] * 5000" office:value-type="float" office:value="3289.84375">
            <text:p>3289.84</text:p>
          </table:table-cell>
          <table:table-cell table:formula="of:=[.B10]/[.A10]/LOG10([.A10])*250" office:value-type="float" office:value="6914.74133643041">
            <text:p>6914.74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5328">
            <text:p>5328</text:p>
          </table:table-cell>
          <table:table-cell table:formula="of:=[.B11]/[.A11]*100" office:value-type="float" office:value="5920">
            <text:p>5920</text:p>
          </table:table-cell>
          <table:table-cell table:formula="of:=[.B11]/[.A11]/[.A11] * 5000" office:value-type="float" office:value="3288.88888888889">
            <text:p>3288.89</text:p>
          </table:table-cell>
          <table:table-cell table:formula="of:=[.B11]/[.A11]/LOG10([.A11])*250" office:value-type="float" office:value="7573.26684304199">
            <text:p>7573.27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6579">
            <text:p>6579</text:p>
          </table:table-cell>
          <table:table-cell table:formula="of:=[.B12]/[.A12]*100" office:value-type="float" office:value="6579">
            <text:p>6579</text:p>
          </table:table-cell>
          <table:table-cell table:formula="of:=[.B12]/[.A12]/[.A12] * 5000" office:value-type="float" office:value="3289.5">
            <text:p>3289.5</text:p>
          </table:table-cell>
          <table:table-cell table:formula="of:=[.B12]/[.A12]/LOG10([.A12])*250" office:value-type="float" office:value="8223.75">
            <text:p>8223.75</text:p>
          </table:table-cell>
        </table:table-row>
        <table:table-row table:style-name="ro3" table:number-rows-repeated="8">
          <table:table-cell table:number-columns-repeated="5"/>
        </table:table-row>
        <table:table-row table:style-name="ro3">
          <table:table-cell office:value-type="string">
            <text:p>Timer1</text:p>
          </table:table-cell>
          <table:table-cell table:number-columns-repeated="4"/>
        </table:table-row>
        <table:table-row table:style-name="ro4">
          <table:table-cell office:value-type="string">
            <text:p>N</text:p>
          </table:table-cell>
          <table:table-cell office:value-type="string">
            <text:p>f(n)</text:p>
          </table:table-cell>
          <table:table-cell office:value-type="string">
            <text:p>f(n)/n*300</text:p>
          </table:table-cell>
          <table:table-cell office:value-type="string">
            <text:p>f(n)/n^2*5000</text:p>
          </table:table-cell>
          <table:table-cell office:value-type="string">
            <text:p>f(n)/nlog(n)*100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table:formula="of:=[.B23]/[.A23]*300" office:value-type="float" office:value="780">
            <text:p>780</text:p>
          </table:table-cell>
          <table:table-cell table:formula="of:=[.B23]/[.A23]/[.A23]*5000" office:value-type="float" office:value="1300">
            <text:p>1300</text:p>
          </table:table-cell>
          <table:table-cell table:style-name="ce1" table:formula="of:=[.B23]/[.A23]/LOG10([.A23])*1000" office:value-type="float" office:value="2600">
            <text:p>260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64">
            <text:p>64</text:p>
          </table:table-cell>
          <table:table-cell table:formula="of:=[.B24]/[.A24]*300" office:value-type="float" office:value="960">
            <text:p>960</text:p>
          </table:table-cell>
          <table:table-cell table:formula="of:=[.B24]/[.A24]/[.A24]*5000" office:value-type="float" office:value="800">
            <text:p>800</text:p>
          </table:table-cell>
          <table:table-cell table:style-name="ce1" table:formula="of:=[.B24]/[.A24]/LOG10([.A24])*1000" office:value-type="float" office:value="2459.58971788877">
            <text:p>2459.59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table:formula="of:=[.B25]/[.A25]*300" office:value-type="float" office:value="1180">
            <text:p>1180</text:p>
          </table:table-cell>
          <table:table-cell table:formula="of:=[.B25]/[.A25]/[.A25]*5000" office:value-type="float" office:value="655.555555555555">
            <text:p>655.56</text:p>
          </table:table-cell>
          <table:table-cell table:style-name="ce1" table:formula="of:=[.B25]/[.A25]/LOG10([.A25])*1000" office:value-type="float" office:value="2662.83713728013">
            <text:p>2662.84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81">
            <text:p>181</text:p>
          </table:table-cell>
          <table:table-cell table:formula="of:=[.B26]/[.A26]*300" office:value-type="float" office:value="1357.5">
            <text:p>1357.5</text:p>
          </table:table-cell>
          <table:table-cell table:formula="of:=[.B26]/[.A26]/[.A26]*5000" office:value-type="float" office:value="565.625">
            <text:p>565.63</text:p>
          </table:table-cell>
          <table:table-cell table:style-name="ce1" table:formula="of:=[.B26]/[.A26]/LOG10([.A26])*1000" office:value-type="float" office:value="2824.48848638258">
            <text:p>2824.49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260">
            <text:p>260</text:p>
          </table:table-cell>
          <table:table-cell table:formula="of:=[.B27]/[.A27]*300" office:value-type="float" office:value="1560">
            <text:p>1560</text:p>
          </table:table-cell>
          <table:table-cell table:formula="of:=[.B27]/[.A27]/[.A27]*5000" office:value-type="float" office:value="520">
            <text:p>520</text:p>
          </table:table-cell>
          <table:table-cell table:style-name="ce1" table:formula="of:=[.B27]/[.A27]/LOG10([.A27])*1000" office:value-type="float" office:value="3060.67793235245">
            <text:p>3060.68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312">
            <text:p>312</text:p>
          </table:table-cell>
          <table:table-cell table:formula="of:=[.B28]/[.A28]*300" office:value-type="float" office:value="1560">
            <text:p>1560</text:p>
          </table:table-cell>
          <table:table-cell table:formula="of:=[.B28]/[.A28]/[.A28]*5000" office:value-type="float" office:value="433.333333333333">
            <text:p>433.33</text:p>
          </table:table-cell>
          <table:table-cell table:style-name="ce1" table:formula="of:=[.B28]/[.A28]/LOG10([.A28])*1000" office:value-type="float" office:value="2924.38564991481">
            <text:p>2924.39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412">
            <text:p>412</text:p>
          </table:table-cell>
          <table:table-cell table:formula="of:=[.B29]/[.A29]*300" office:value-type="float" office:value="1765.71428571429">
            <text:p>1765.71</text:p>
          </table:table-cell>
          <table:table-cell table:formula="of:=[.B29]/[.A29]/[.A29]*5000" office:value-type="float" office:value="420.408163265306">
            <text:p>420.41</text:p>
          </table:table-cell>
          <table:table-cell table:style-name="ce1" table:formula="of:=[.B29]/[.A29]/LOG10([.A29])*1000" office:value-type="float" office:value="3189.91953710428">
            <text:p>3189.92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70">
            <text:p>470</text:p>
          </table:table-cell>
          <table:table-cell table:formula="of:=[.B30]/[.A30]*300" office:value-type="float" office:value="1762.5">
            <text:p>1762.5</text:p>
          </table:table-cell>
          <table:table-cell table:formula="of:=[.B30]/[.A30]/[.A30]*5000" office:value-type="float" office:value="367.1875">
            <text:p>367.19</text:p>
          </table:table-cell>
          <table:table-cell table:style-name="ce1" table:formula="of:=[.B30]/[.A30]/LOG10([.A30])*1000" office:value-type="float" office:value="3087.08470968634">
            <text:p>3087.08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592">
            <text:p>592</text:p>
          </table:table-cell>
          <table:table-cell table:formula="of:=[.B31]/[.A31]*300" office:value-type="float" office:value="1973.33333333333">
            <text:p>1973.33</text:p>
          </table:table-cell>
          <table:table-cell table:formula="of:=[.B31]/[.A31]/[.A31]*5000" office:value-type="float" office:value="365.432098765432">
            <text:p>365.43</text:p>
          </table:table-cell>
          <table:table-cell table:style-name="ce1" table:formula="of:=[.B31]/[.A31]/LOG10([.A31])*1000" office:value-type="float" office:value="3365.89637468533">
            <text:p>3365.9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663">
            <text:p>663</text:p>
          </table:table-cell>
          <table:table-cell table:formula="of:=[.B32]/[.A32]*300" office:value-type="float" office:value="1989">
            <text:p>1989</text:p>
          </table:table-cell>
          <table:table-cell table:formula="of:=[.B32]/[.A32]/[.A32]*5000" office:value-type="float" office:value="331.5">
            <text:p>331.5</text:p>
          </table:table-cell>
          <table:table-cell table:style-name="ce1" table:formula="of:=[.B32]/[.A32]/LOG10([.A32])*1000" office:value-type="float" office:value="3315">
            <text:p>3315</text:p>
          </table:table-cell>
        </table:table-row>
        <table:table-row table:style-name="ro3" table:number-rows-repeated="4">
          <table:table-cell table:number-columns-repeated="5"/>
        </table:table-row>
        <table:table-row table:style-name="ro3">
          <table:table-cell office:value-type="string">
            <text:p>Timer2</text:p>
          </table:table-cell>
          <table:table-cell table:number-columns-repeated="4"/>
        </table:table-row>
        <table:table-row table:style-name="ro4">
          <table:table-cell office:value-type="string">
            <text:p>N</text:p>
          </table:table-cell>
          <table:table-cell office:value-type="string">
            <text:p>f(n)</text:p>
          </table:table-cell>
          <table:table-cell office:value-type="string">
            <text:p>f(n)/n*250</text:p>
          </table:table-cell>
          <table:table-cell office:value-type="string">
            <text:p>f(n)/n^2*5000</text:p>
          </table:table-cell>
          <table:table-cell office:value-type="string">
            <text:p>f(n)/nlog(n)*100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[.B39]/[.A39]*250" office:value-type="float" office:value="525">
            <text:p>525</text:p>
          </table:table-cell>
          <table:table-cell table:formula="of:=[.B39]/[.A39]/[.A39]*5000" office:value-type="float" office:value="1050">
            <text:p>1050</text:p>
          </table:table-cell>
          <table:table-cell table:style-name="ce1" table:formula="of:=[.B39]/[.A39]/LOG10([.A39])*1000" office:value-type="float" office:value="2100">
            <text:p>210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formula="of:=[.B40]/[.A40]*250" office:value-type="float" office:value="500">
            <text:p>500</text:p>
          </table:table-cell>
          <table:table-cell table:formula="of:=[.B40]/[.A40]/[.A40]*5000" office:value-type="float" office:value="500">
            <text:p>500</text:p>
          </table:table-cell>
          <table:table-cell table:style-name="ce1" table:formula="of:=[.B40]/[.A40]/LOG10([.A40])*1000" office:value-type="float" office:value="1537.24357368048">
            <text:p>1537.24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table:formula="of:=[.B41]/[.A41]*250" office:value-type="float" office:value="666.666666666667">
            <text:p>666.67</text:p>
          </table:table-cell>
          <table:table-cell table:formula="of:=[.B41]/[.A41]/[.A41]*5000" office:value-type="float" office:value="444.444444444444">
            <text:p>444.44</text:p>
          </table:table-cell>
          <table:table-cell table:style-name="ce1" table:formula="of:=[.B41]/[.A41]/LOG10([.A41])*1000" office:value-type="float" office:value="1805.31331341025">
            <text:p>1805.31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06">
            <text:p>106</text:p>
          </table:table-cell>
          <table:table-cell table:formula="of:=[.B42]/[.A42]*250" office:value-type="float" office:value="662.5">
            <text:p>662.5</text:p>
          </table:table-cell>
          <table:table-cell table:formula="of:=[.B42]/[.A42]/[.A42]*5000" office:value-type="float" office:value="331.25">
            <text:p>331.25</text:p>
          </table:table-cell>
          <table:table-cell table:style-name="ce1" table:formula="of:=[.B42]/[.A42]/LOG10([.A42])*1000" office:value-type="float" office:value="1654.12032904173">
            <text:p>1654.12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132">
            <text:p>132</text:p>
          </table:table-cell>
          <table:table-cell table:formula="of:=[.B43]/[.A43]*250" office:value-type="float" office:value="660">
            <text:p>660</text:p>
          </table:table-cell>
          <table:table-cell table:formula="of:=[.B43]/[.A43]/[.A43]*5000" office:value-type="float" office:value="264">
            <text:p>264</text:p>
          </table:table-cell>
          <table:table-cell table:style-name="ce1" table:formula="of:=[.B43]/[.A43]/LOG10([.A43])*1000" office:value-type="float" office:value="1553.88264257894">
            <text:p>1553.88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01">
            <text:p>201</text:p>
          </table:table-cell>
          <table:table-cell table:formula="of:=[.B44]/[.A44]*250" office:value-type="float" office:value="837.5">
            <text:p>837.5</text:p>
          </table:table-cell>
          <table:table-cell table:formula="of:=[.B44]/[.A44]/[.A44]*5000" office:value-type="float" office:value="279.166666666667">
            <text:p>279.17</text:p>
          </table:table-cell>
          <table:table-cell table:style-name="ce1" table:formula="of:=[.B44]/[.A44]/LOG10([.A44])*1000" office:value-type="float" office:value="1883.97921677204">
            <text:p>1883.98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234">
            <text:p>234</text:p>
          </table:table-cell>
          <table:table-cell table:formula="of:=[.B45]/[.A45]*250" office:value-type="float" office:value="835.714285714286">
            <text:p>835.71</text:p>
          </table:table-cell>
          <table:table-cell table:formula="of:=[.B45]/[.A45]/[.A45]*5000" office:value-type="float" office:value="238.775510204082">
            <text:p>238.78</text:p>
          </table:table-cell>
          <table:table-cell table:style-name="ce1" table:formula="of:=[.B45]/[.A45]/LOG10([.A45])*1000" office:value-type="float" office:value="1811.75041670486">
            <text:p>1811.75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271">
            <text:p>271</text:p>
          </table:table-cell>
          <table:table-cell table:formula="of:=[.B46]/[.A46]*250" office:value-type="float" office:value="846.875">
            <text:p>846.88</text:p>
          </table:table-cell>
          <table:table-cell table:formula="of:=[.B46]/[.A46]/[.A46]*5000" office:value-type="float" office:value="211.71875">
            <text:p>211.72</text:p>
          </table:table-cell>
          <table:table-cell table:style-name="ce1" table:formula="of:=[.B46]/[.A46]/LOG10([.A46])*1000" office:value-type="float" office:value="1779.99990707446">
            <text:p>1780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304">
            <text:p>304</text:p>
          </table:table-cell>
          <table:table-cell table:formula="of:=[.B47]/[.A47]*250" office:value-type="float" office:value="844.444444444444">
            <text:p>844.44</text:p>
          </table:table-cell>
          <table:table-cell table:formula="of:=[.B47]/[.A47]/[.A47]*5000" office:value-type="float" office:value="187.654320987654">
            <text:p>187.65</text:p>
          </table:table-cell>
          <table:table-cell table:style-name="ce1" table:formula="of:=[.B47]/[.A47]/LOG10([.A47])*1000" office:value-type="float" office:value="1728.43327348706">
            <text:p>1728.43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339">
            <text:p>339</text:p>
          </table:table-cell>
          <table:table-cell table:formula="of:=[.B48]/[.A48]*250" office:value-type="float" office:value="847.5">
            <text:p>847.5</text:p>
          </table:table-cell>
          <table:table-cell table:formula="of:=[.B48]/[.A48]/[.A48]*5000" office:value-type="float" office:value="169.5">
            <text:p>169.5</text:p>
          </table:table-cell>
          <table:table-cell table:style-name="ce1" table:formula="of:=[.B48]/[.A48]/LOG10([.A48])*1000" office:value-type="float" office:value="1695">
            <text:p>1695</text:p>
          </table:table-cell>
        </table:table-row>
        <table:table-row table:style-name="ro3" table:number-rows-repeated="5">
          <table:table-cell table:number-columns-repeated="5"/>
        </table:table-row>
        <table:table-row table:style-name="ro3">
          <table:table-cell office:value-type="string">
            <text:p>Timer3</text:p>
          </table:table-cell>
          <table:table-cell table:number-columns-repeated="4"/>
        </table:table-row>
        <table:table-row table:style-name="ro4">
          <table:table-cell office:value-type="string">
            <text:p>N</text:p>
          </table:table-cell>
          <table:table-cell office:value-type="string">
            <text:p>f(n)</text:p>
          </table:table-cell>
          <table:table-cell office:value-type="string">
            <text:p>f(n)/n*1000</text:p>
          </table:table-cell>
          <table:table-cell office:value-type="string">
            <text:p>f(n)/n^2*35000</text:p>
          </table:table-cell>
          <table:table-cell office:value-type="string">
            <text:p>f(n)/nlog(n)*300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645">
            <text:p>645</text:p>
          </table:table-cell>
          <table:table-cell table:formula="of:=[.B56]/[.A56]*1000" office:value-type="float" office:value="64500">
            <text:p>64500</text:p>
          </table:table-cell>
          <table:table-cell table:formula="of:=[.B56]/[.A56]/[.A56]*35000" office:value-type="float" office:value="225750">
            <text:p>225750</text:p>
          </table:table-cell>
          <table:table-cell table:style-name="ce1" table:formula="of:=[.B56]/[.A56]/LOG10([.A56])*3000" office:value-type="float" office:value="193500">
            <text:p>19350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5219">
            <text:p>5219</text:p>
          </table:table-cell>
          <table:table-cell table:formula="of:=[.B57]/[.A57]*1000" office:value-type="float" office:value="260950">
            <text:p>260950</text:p>
          </table:table-cell>
          <table:table-cell table:formula="of:=[.B57]/[.A57]/[.A57]*35000" office:value-type="float" office:value="456662.5">
            <text:p>456662.5</text:p>
          </table:table-cell>
          <table:table-cell table:style-name="ce1" table:formula="of:=[.B57]/[.A57]/LOG10([.A57])*3000" office:value-type="float" office:value="601715.565827883">
            <text:p>601715.57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17719">
            <text:p>17719</text:p>
          </table:table-cell>
          <table:table-cell table:formula="of:=[.B58]/[.A58]*1000" office:value-type="float" office:value="590633.333333333">
            <text:p>590633.33</text:p>
          </table:table-cell>
          <table:table-cell table:formula="of:=[.B58]/[.A58]/[.A58]*35000" office:value-type="float" office:value="689072.222222222">
            <text:p>689072.22</text:p>
          </table:table-cell>
          <table:table-cell table:style-name="ce1" table:formula="of:=[.B58]/[.A58]/LOG10([.A58])*3000" office:value-type="float" office:value="1199562.99751186">
            <text:p>1199563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42073">
            <text:p>42073</text:p>
          </table:table-cell>
          <table:table-cell table:formula="of:=[.B59]/[.A59]*1000" office:value-type="float" office:value="1051825">
            <text:p>1051825</text:p>
          </table:table-cell>
          <table:table-cell table:formula="of:=[.B59]/[.A59]/[.A59]*35000" office:value-type="float" office:value="920346.875">
            <text:p>920346.88</text:p>
          </table:table-cell>
          <table:table-cell table:style-name="ce1" table:formula="of:=[.B59]/[.A59]/LOG10([.A59])*3000" office:value-type="float" office:value="1969635.97935206">
            <text:p>1969635.98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82309">
            <text:p>82309</text:p>
          </table:table-cell>
          <table:table-cell table:formula="of:=[.B60]/[.A60]*1000" office:value-type="float" office:value="1646180">
            <text:p>1646180</text:p>
          </table:table-cell>
          <table:table-cell table:formula="of:=[.B60]/[.A60]/[.A60]*35000" office:value-type="float" office:value="1152326">
            <text:p>1152326</text:p>
          </table:table-cell>
          <table:table-cell table:style-name="ce1" table:formula="of:=[.B60]/[.A60]/LOG10([.A60])*3000" office:value-type="float" office:value="2906784.69154613">
            <text:p>2906784.69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142348">
            <text:p>142348</text:p>
          </table:table-cell>
          <table:table-cell table:formula="of:=[.B61]/[.A61]*1000" office:value-type="float" office:value="2372466.66666667">
            <text:p>2372466.67</text:p>
          </table:table-cell>
          <table:table-cell table:formula="of:=[.B61]/[.A61]/[.A61]*35000" office:value-type="float" office:value="1383938.88888889">
            <text:p>1383938.89</text:p>
          </table:table-cell>
          <table:table-cell table:style-name="ce1" table:formula="of:=[.B61]/[.A61]/LOG10([.A61])*3000" office:value-type="float" office:value="4002696.62013532">
            <text:p>4002696.62</text:p>
          </table:table-cell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230988">
            <text:p>230988</text:p>
          </table:table-cell>
          <table:table-cell table:formula="of:=[.B62]/[.A62]*1000" office:value-type="float" office:value="3299828.57142857">
            <text:p>3299828.57</text:p>
          </table:table-cell>
          <table:table-cell table:formula="of:=[.B62]/[.A62]/[.A62]*35000" office:value-type="float" office:value="1649914.28571429">
            <text:p>1649914.29</text:p>
          </table:table-cell>
          <table:table-cell table:style-name="ce1" table:formula="of:=[.B62]/[.A62]/LOG10([.A62])*3000" office:value-type="float" office:value="5365289.81094643">
            <text:p>5365289.81</text:p>
          </table:table-cell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347697">
            <text:p>347697</text:p>
          </table:table-cell>
          <table:table-cell table:formula="of:=[.B63]/[.A63]*1000" office:value-type="float" office:value="4346212.5">
            <text:p>4346212.5</text:p>
          </table:table-cell>
          <table:table-cell table:formula="of:=[.B63]/[.A63]/[.A63]*35000" office:value-type="float" office:value="1901467.96875">
            <text:p>1901467.97</text:p>
          </table:table-cell>
          <table:table-cell table:style-name="ce1" table:formula="of:=[.B63]/[.A63]/LOG10([.A63])*3000" office:value-type="float" office:value="6851298.46151368">
            <text:p>6851298.46</text:p>
          </table:table-cell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496537">
            <text:p>496537</text:p>
          </table:table-cell>
          <table:table-cell table:formula="of:=[.B64]/[.A64]*1000" office:value-type="float" office:value="5517077.77777778">
            <text:p>5517077.78</text:p>
          </table:table-cell>
          <table:table-cell table:formula="of:=[.B64]/[.A64]/[.A64]*35000" office:value-type="float" office:value="2145530.24691358">
            <text:p>2145530.25</text:p>
          </table:table-cell>
          <table:table-cell table:style-name="ce1" table:formula="of:=[.B64]/[.A64]/LOG10([.A64])*3000" office:value-type="float" office:value="8469385.58208004">
            <text:p>8469385.58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681062">
            <text:p>681062</text:p>
          </table:table-cell>
          <table:table-cell table:formula="of:=[.B65]/[.A65]*1000" office:value-type="float" office:value="6810620">
            <text:p>6810620</text:p>
          </table:table-cell>
          <table:table-cell table:formula="of:=[.B65]/[.A65]/[.A65]*35000" office:value-type="float" office:value="2383717">
            <text:p>2383717</text:p>
          </table:table-cell>
          <table:table-cell table:style-name="ce1" table:formula="of:=[.B65]/[.A65]/LOG10([.A65])*3000" office:value-type="float" office:value="10215930">
            <text:p>10215930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 Serif" svg:font-family="'Sans Serif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Sans Serif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8">10/18/2011</text:date>, <text:time>14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Unknown</meta:initial-creator>
    <meta:editing-cycles>5</meta:editing-cycles>
    <meta:creation-date>2006-11-17T09:37:42</meta:creation-date>
    <dc:date>2011-10-18T14:27:29</dc:date>
    <dc:creator>Andrew Zurn</dc:creator>
    <meta:editing-duration>PT1H24M30S</meta:editing-duration>
    <meta:document-statistic meta:table-count="3" meta:cell-count="2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57cm" svg:height="11.428cm" xlink:href=".." xlink:type="simple" chart:class="chart:line" chart:style-name="ch1">
        <chart:legend chart:legend-position="end" svg:x="18.882cm" svg:y="4.079cm" chart:style-name="ch2"/>
        <chart:plot-area chart:style-name="ch3" table:cell-range-address="Sheet1.B6:Sheet1.F17" chart:data-source-has-labels="row" svg:x="1.468cm" svg:y="1.047cm" svg:width="17.401cm" svg:height="9.168cm">
          <chartooo:coordinate-region svg:x="2.361cm" svg:y="1.209cm" svg:width="16.346cm" svg:height="8.435cm"/>
          <chart:axis chart:dimension="x" chart:name="primary-x" chart:style-name="ch4">
            <chart:title svg:x="9.99cm" svg:y="10.443cm" chart:style-name="ch5">
              <text:p>N</text:p>
            </chart:title>
          </chart:axis>
          <chart:axis chart:dimension="y" chart:name="primary-y" chart:style-name="ch4">
            <chart:title svg:x="0.451cm" svg:y="7.252cm" chart:style-name="ch6">
              <text:p>various functions of N</text:p>
            </chart:title>
            <chart:grid chart:style-name="ch7" chart:class="major"/>
          </chart:axis>
          <chart:series chart:style-name="ch8" chart:values-cell-range-address="Sheet1.B7:Sheet1.B17" chart:label-cell-address="Sheet1.B6:Sheet1.B6" chart:class="chart:line">
            <chart:data-point chart:repeated="11"/>
          </chart:series>
          <chart:series chart:style-name="ch9" chart:values-cell-range-address="Sheet1.C7:Sheet1.C17" chart:label-cell-address="Sheet1.C6:Sheet1.C6" chart:class="chart:line">
            <chart:data-point chart:repeated="11"/>
          </chart:series>
          <chart:series chart:style-name="ch10" chart:values-cell-range-address="Sheet1.D7:Sheet1.D17" chart:label-cell-address="Sheet1.D6:Sheet1.D6" chart:class="chart:line">
            <chart:data-point chart:repeated="11"/>
          </chart:series>
          <chart:series chart:style-name="ch11" chart:values-cell-range-address="Sheet1.E7:Sheet1.E17" chart:label-cell-address="Sheet1.E6:Sheet1.E6" chart:class="chart:line">
            <chart:data-point chart:repeated="11"/>
          </chart:series>
          <chart:series chart:style-name="ch12" chart:values-cell-range-address="Sheet1.F7:Sheet1.F17" chart:label-cell-address="Sheet1.F6:Sheet1.F6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B6:Sheet1.B6</svg:desc>
                </draw:g>
              </table:table-cell>
              <table:table-cell office:value-type="string">
                <text:p>f(n)</text:p>
                <draw:g>
                  <svg:desc>Sheet1.C6:Sheet1.C6</svg:desc>
                </draw:g>
              </table:table-cell>
              <table:table-cell office:value-type="string">
                <text:p>f(n)/n*500</text:p>
                <draw:g>
                  <svg:desc>Sheet1.D6:Sheet1.D6</svg:desc>
                </draw:g>
              </table:table-cell>
              <table:table-cell office:value-type="string">
                <text:p>f(n)/n^2*50000</text:p>
                <draw:g>
                  <svg:desc>Sheet1.E6:Sheet1.E6</svg:desc>
                </draw:g>
              </table:table-cell>
              <table:table-cell office:value-type="string">
                <text:p>f(n)/nlog(n)*2000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B7:Sheet1.B17</svg:desc>
                </draw:g>
              </table:table-cell>
              <table:table-cell office:value-type="float" office:value="200">
                <text:p>200</text:p>
                <draw:g>
                  <svg:desc>Sheet1.C7:Sheet1.C17</svg:desc>
                </draw:g>
              </table:table-cell>
              <table:table-cell office:value-type="float" office:value="1000">
                <text:p>1000</text:p>
                <draw:g>
                  <svg:desc>Sheet1.D7:Sheet1.D17</svg:desc>
                </draw:g>
              </table:table-cell>
              <table:table-cell office:value-type="float" office:value="1000">
                <text:p>1000</text:p>
                <draw:g>
                  <svg:desc>Sheet1.E7:Sheet1.E17</svg:desc>
                </draw:g>
              </table:table-cell>
              <table:table-cell office:value-type="float" office:value="2000">
                <text:p>2000</text:p>
                <draw:g>
                  <svg:desc>Sheet1.F7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460">
                <text:p>460</text:p>
              </table:table-cell>
              <table:table-cell office:value-type="float" office:value="1150">
                <text:p>1150</text:p>
              </table:table-cell>
              <table:table-cell office:value-type="float" office:value="575">
                <text:p>575</text:p>
              </table:table-cell>
              <table:table-cell office:value-type="float" office:value="1999.10475251003">
                <text:p>1999.10475251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50">
                <text:p>750</text:p>
              </table:table-cell>
              <table:table-cell office:value-type="float" office:value="1250">
                <text:p>1250</text:p>
              </table:table-cell>
              <table:table-cell office:value-type="float" office:value="416.666666666667">
                <text:p>416.666666666667</text:p>
              </table:table-cell>
              <table:table-cell office:value-type="float" office:value="2018.47204309175">
                <text:p>2018.47204309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041">
                <text:p>1041</text:p>
              </table:table-cell>
              <table:table-cell office:value-type="float" office:value="1301.25">
                <text:p>1301.25</text:p>
              </table:table-cell>
              <table:table-cell office:value-type="float" office:value="325.3125">
                <text:p>325.3125</text:p>
              </table:table-cell>
              <table:table-cell office:value-type="float" office:value="2000.33820025173">
                <text:p>2000.33820025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355">
                <text:p>1355</text:p>
              </table:table-cell>
              <table:table-cell office:value-type="float" office:value="1355">
                <text:p>1355</text:p>
              </table:table-cell>
              <table:table-cell office:value-type="float" office:value="271">
                <text:p>271</text:p>
              </table:table-cell>
              <table:table-cell office:value-type="float" office:value="2008.17348517861">
                <text:p>2008.17348517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1550">
                <text:p>1550</text:p>
              </table:table-cell>
              <table:table-cell office:value-type="float" office:value="1291.66666666667">
                <text:p>1291.66666666667</text:p>
              </table:table-cell>
              <table:table-cell office:value-type="float" office:value="215.277777777778">
                <text:p>215.277777777778</text:p>
              </table:table-cell>
              <table:table-cell office:value-type="float" office:value="1859.74995636151">
                <text:p>1859.74995636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000">
                <text:p>2000</text:p>
              </table:table-cell>
              <table:table-cell office:value-type="float" office:value="1428.57142857143">
                <text:p>1428.57142857143</text:p>
              </table:table-cell>
              <table:table-cell office:value-type="float" office:value="204.081632653061">
                <text:p>204.081632653061</text:p>
              </table:table-cell>
              <table:table-cell office:value-type="float" office:value="2008.46706648361">
                <text:p>2008.467066483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322">
                <text:p>2322</text:p>
              </table:table-cell>
              <table:table-cell office:value-type="float" office:value="1451.25">
                <text:p>1451.25</text:p>
              </table:table-cell>
              <table:table-cell office:value-type="float" office:value="181.40625">
                <text:p>181.40625</text:p>
              </table:table-cell>
              <table:table-cell office:value-type="float" office:value="1999.5935455018">
                <text:p>1999.59354550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2650">
                <text:p>2650</text:p>
              </table:table-cell>
              <table:table-cell office:value-type="float" office:value="1472.22222222222">
                <text:p>1472.22222222222</text:p>
              </table:table-cell>
              <table:table-cell office:value-type="float" office:value="163.58024691358">
                <text:p>163.58024691358</text:p>
              </table:table-cell>
              <table:table-cell office:value-type="float" office:value="1993.36678355716">
                <text:p>1993.366783557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000">
                <text:p>3000</text:p>
              </table:table-cell>
              <table:table-cell office:value-type="float" office:value="1500">
                <text:p>1500</text:p>
              </table:table-cell>
              <table:table-cell office:value-type="float" office:value="150">
                <text:p>15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684cm" svg:height="7.577cm" xlink:href=".." xlink:type="simple" chart:class="chart:line" chart:style-name="ch1">
        <chart:title svg:x="6.13cm" svg:y="0.286cm" chart:style-name="ch2">
          <text:p>o(f(n))</text:p>
        </chart:title>
        <chart:legend chart:legend-position="end" svg:x="10.522cm" svg:y="2.583cm" chart:style-name="ch3"/>
        <chart:plot-area chart:style-name="ch4" table:cell-range-address="Sheet2.A2:Sheet2.E12" chart:data-source-has-labels="row" svg:x="1.288cm" svg:y="1.524cm" svg:width="8.688cm" svg:height="5.482cm">
          <chartooo:coordinate-region svg:x="2.288cm" svg:y="1.725cm" svg:width="7.499cm" svg:height="4.63cm"/>
          <chart:axis chart:dimension="x" chart:name="primary-x" chart:style-name="ch5"/>
          <chart:axis chart:dimension="y" chart:name="primary-y" chart:style-name="ch5">
            <chart:title svg:x="0.451cm" svg:y="5.205cm" chart:style-name="ch6">
              <text:p>function of n</text:p>
            </chart:title>
            <chart:grid chart:style-name="ch7" chart:class="major"/>
          </chart:axis>
          <chart:series chart:style-name="ch8" chart:values-cell-range-address="Sheet2.A3:Sheet2.A12" chart:label-cell-address="Sheet2.A2:Sheet2.A2" chart:class="chart:line">
            <chart:data-point chart:repeated="10"/>
          </chart:series>
          <chart:series chart:style-name="ch9" chart:values-cell-range-address="Sheet2.B3:Sheet2.B12" chart:label-cell-address="Sheet2.B2:Sheet2.B2" chart:class="chart:line">
            <chart:data-point chart:repeated="10"/>
          </chart:series>
          <chart:series chart:style-name="ch10" chart:values-cell-range-address="Sheet2.C3:Sheet2.C12" chart:label-cell-address="Sheet2.C2:Sheet2.C2" chart:class="chart:line">
            <chart:data-point chart:repeated="10"/>
          </chart:series>
          <chart:series chart:style-name="ch11" chart:values-cell-range-address="Sheet2.D3:Sheet2.D12" chart:label-cell-address="Sheet2.D2:Sheet2.D2" chart:class="chart:line">
            <chart:data-point chart:repeated="10"/>
          </chart:series>
          <chart:series chart:style-name="ch12" chart:values-cell-range-address="Sheet2.E3:Sheet2.E12" chart:label-cell-address="Sheet2.E2:Sheet2.E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2.A2:Sheet2.A2</svg:desc>
                </draw:g>
              </table:table-cell>
              <table:table-cell office:value-type="string">
                <text:p>f(n)</text:p>
                <draw:g>
                  <svg:desc>Sheet2.B2:Sheet2.B2</svg:desc>
                </draw:g>
              </table:table-cell>
              <table:table-cell office:value-type="string">
                <text:p>f(n)/n*100</text:p>
                <draw:g>
                  <svg:desc>Sheet2.C2:Sheet2.C2</svg:desc>
                </draw:g>
              </table:table-cell>
              <table:table-cell office:value-type="string">
                <text:p>f(n)/n^2*5000</text:p>
                <draw:g>
                  <svg:desc>Sheet2.D2:Sheet2.D2</svg:desc>
                </draw:g>
              </table:table-cell>
              <table:table-cell office:value-type="string">
                <text:p>f(n)/nlog(n)*250</text:p>
                <draw:g>
                  <svg:desc>Sheet2.E2:Sheet2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3:Sheet2.A12</svg:desc>
                </draw:g>
              </table:table-cell>
              <table:table-cell office:value-type="float" office:value="65">
                <text:p>65</text:p>
                <draw:g>
                  <svg:desc>Sheet2.B3:Sheet2.B12</svg:desc>
                </draw:g>
              </table:table-cell>
              <table:table-cell office:value-type="float" office:value="650">
                <text:p>650</text:p>
                <draw:g>
                  <svg:desc>Sheet2.C3:Sheet2.C12</svg:desc>
                </draw:g>
              </table:table-cell>
              <table:table-cell office:value-type="float" office:value="3250">
                <text:p>3250</text:p>
                <draw:g>
                  <svg:desc>Sheet2.D3:Sheet2.D12</svg:desc>
                </draw:g>
              </table:table-cell>
              <table:table-cell office:value-type="float" office:value="1625">
                <text:p>1625</text:p>
                <draw:g>
                  <svg:desc>Sheet2.E3:Sheet2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62">
                <text:p>262</text:p>
              </table:table-cell>
              <table:table-cell office:value-type="float" office:value="1310">
                <text:p>1310</text:p>
              </table:table-cell>
              <table:table-cell office:value-type="float" office:value="3275">
                <text:p>3275</text:p>
              </table:table-cell>
              <table:table-cell office:value-type="float" office:value="2517.23635190179">
                <text:p>2517.23635190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08">
                <text:p>608</text:p>
              </table:table-cell>
              <table:table-cell office:value-type="float" office:value="2026.66666666667">
                <text:p>2026.66666666667</text:p>
              </table:table-cell>
              <table:table-cell office:value-type="float" office:value="3377.77777777778">
                <text:p>3377.77777777778</text:p>
              </table:table-cell>
              <table:table-cell office:value-type="float" office:value="3430.09529547948">
                <text:p>3430.09529547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49">
                <text:p>1049</text:p>
              </table:table-cell>
              <table:table-cell office:value-type="float" office:value="2622.5">
                <text:p>2622.5</text:p>
              </table:table-cell>
              <table:table-cell office:value-type="float" office:value="3278.125">
                <text:p>3278.125</text:p>
              </table:table-cell>
              <table:table-cell office:value-type="float" office:value="4092.38732350183">
                <text:p>4092.38732350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655">
                <text:p>1655</text:p>
              </table:table-cell>
              <table:table-cell office:value-type="float" office:value="3310">
                <text:p>3310</text:p>
              </table:table-cell>
              <table:table-cell office:value-type="float" office:value="3310">
                <text:p>3310</text:p>
              </table:table-cell>
              <table:table-cell office:value-type="float" office:value="4870.59805581087">
                <text:p>4870.598055810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362">
                <text:p>2362</text:p>
              </table:table-cell>
              <table:table-cell office:value-type="float" office:value="3936.66666666667">
                <text:p>3936.66666666667</text:p>
              </table:table-cell>
              <table:table-cell office:value-type="float" office:value="3280.55555555556">
                <text:p>3280.55555555556</text:p>
              </table:table-cell>
              <table:table-cell office:value-type="float" office:value="5534.77476370094">
                <text:p>5534.77476370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219">
                <text:p>3219</text:p>
              </table:table-cell>
              <table:table-cell office:value-type="float" office:value="4598.57142857143">
                <text:p>4598.57142857143</text:p>
              </table:table-cell>
              <table:table-cell office:value-type="float" office:value="3284.69387755102">
                <text:p>3284.69387755102</text:p>
              </table:table-cell>
              <table:table-cell office:value-type="float" office:value="6230.79550360356">
                <text:p>6230.79550360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211">
                <text:p>4211</text:p>
              </table:table-cell>
              <table:table-cell office:value-type="float" office:value="5263.75">
                <text:p>5263.75</text:p>
              </table:table-cell>
              <table:table-cell office:value-type="float" office:value="3289.84375">
                <text:p>3289.84375</text:p>
              </table:table-cell>
              <table:table-cell office:value-type="float" office:value="6914.74133643041">
                <text:p>6914.74133643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328">
                <text:p>5328</text:p>
              </table:table-cell>
              <table:table-cell office:value-type="float" office:value="5920">
                <text:p>5920</text:p>
              </table:table-cell>
              <table:table-cell office:value-type="float" office:value="3288.88888888889">
                <text:p>3288.88888888889</text:p>
              </table:table-cell>
              <table:table-cell office:value-type="float" office:value="7573.26684304199">
                <text:p>7573.26684304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579">
                <text:p>6579</text:p>
              </table:table-cell>
              <table:table-cell office:value-type="float" office:value="6579">
                <text:p>6579</text:p>
              </table:table-cell>
              <table:table-cell office:value-type="float" office:value="3289.5">
                <text:p>3289.5</text:p>
              </table:table-cell>
              <table:table-cell office:value-type="float" office:value="8223.75">
                <text:p>8223.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01cm" svg:height="7.351cm" xlink:href=".." xlink:type="simple" chart:class="chart:line" chart:style-name="ch1">
        <chart:title svg:x="5.624cm" svg:y="0.282cm" chart:style-name="ch2">
          <text:p>o(f(n)/n^2)</text:p>
        </chart:title>
        <chart:legend chart:legend-position="end" svg:x="10.152cm" svg:y="2.47cm" chart:style-name="ch3"/>
        <chart:plot-area chart:style-name="ch4" table:cell-range-address="Sheet2.A22:Sheet2.E32" chart:data-source-has-labels="row" svg:x="1.285cm" svg:y="1.508cm" svg:width="8.327cm" svg:height="5.276cm">
          <chartooo:coordinate-region svg:x="2.285cm" svg:y="1.71cm" svg:width="7.138cm" svg:height="4.423cm"/>
          <chart:axis chart:dimension="x" chart:name="primary-x" chart:style-name="ch5"/>
          <chart:axis chart:dimension="y" chart:name="primary-y" chart:style-name="ch5">
            <chart:title svg:x="0.451cm" svg:y="5.166cm" chart:style-name="ch6">
              <text:p>functions of n</text:p>
            </chart:title>
            <chart:grid chart:style-name="ch7" chart:class="major"/>
          </chart:axis>
          <chart:series chart:style-name="ch8" chart:values-cell-range-address="Sheet2.A23:Sheet2.A32" chart:label-cell-address="Sheet2.A22:Sheet2.A22" chart:class="chart:line">
            <chart:data-point chart:repeated="10"/>
          </chart:series>
          <chart:series chart:style-name="ch9" chart:values-cell-range-address="Sheet2.B23:Sheet2.B32" chart:label-cell-address="Sheet2.B22:Sheet2.B22" chart:class="chart:line">
            <chart:data-point chart:repeated="10"/>
          </chart:series>
          <chart:series chart:style-name="ch10" chart:values-cell-range-address="Sheet2.C23:Sheet2.C32" chart:label-cell-address="Sheet2.C22:Sheet2.C22" chart:class="chart:line">
            <chart:data-point chart:repeated="10"/>
          </chart:series>
          <chart:series chart:style-name="ch11" chart:values-cell-range-address="Sheet2.D23:Sheet2.D32" chart:label-cell-address="Sheet2.D22:Sheet2.D22" chart:class="chart:line">
            <chart:data-point chart:repeated="10"/>
          </chart:series>
          <chart:series chart:style-name="ch12" chart:values-cell-range-address="Sheet2.E23:Sheet2.E32" chart:label-cell-address="Sheet2.E22:Sheet2.E22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2.A22:Sheet2.A22</svg:desc>
                </draw:g>
              </table:table-cell>
              <table:table-cell office:value-type="string">
                <text:p>f(n)</text:p>
                <draw:g>
                  <svg:desc>Sheet2.B22:Sheet2.B22</svg:desc>
                </draw:g>
              </table:table-cell>
              <table:table-cell office:value-type="string">
                <text:p>f(n)/n*300</text:p>
                <draw:g>
                  <svg:desc>Sheet2.C22:Sheet2.C22</svg:desc>
                </draw:g>
              </table:table-cell>
              <table:table-cell office:value-type="string">
                <text:p>f(n)/n^2*5000</text:p>
                <draw:g>
                  <svg:desc>Sheet2.D22:Sheet2.D22</svg:desc>
                </draw:g>
              </table:table-cell>
              <table:table-cell office:value-type="string">
                <text:p>f(n)/nlog(n)*1000</text:p>
                <draw:g>
                  <svg:desc>Sheet2.E22:Sheet2.E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23:Sheet2.A32</svg:desc>
                </draw:g>
              </table:table-cell>
              <table:table-cell office:value-type="float" office:value="26">
                <text:p>26</text:p>
                <draw:g>
                  <svg:desc>Sheet2.B23:Sheet2.B32</svg:desc>
                </draw:g>
              </table:table-cell>
              <table:table-cell office:value-type="float" office:value="780">
                <text:p>780</text:p>
                <draw:g>
                  <svg:desc>Sheet2.C23:Sheet2.C32</svg:desc>
                </draw:g>
              </table:table-cell>
              <table:table-cell office:value-type="float" office:value="1300">
                <text:p>1300</text:p>
                <draw:g>
                  <svg:desc>Sheet2.D23:Sheet2.D32</svg:desc>
                </draw:g>
              </table:table-cell>
              <table:table-cell office:value-type="float" office:value="2600">
                <text:p>2600</text:p>
                <draw:g>
                  <svg:desc>Sheet2.E23:Sheet2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960">
                <text:p>960</text:p>
              </table:table-cell>
              <table:table-cell office:value-type="float" office:value="800">
                <text:p>800</text:p>
              </table:table-cell>
              <table:table-cell office:value-type="float" office:value="2459.58971788877">
                <text:p>2459.589717888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18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655.555555555555">
                <text:p>655.555555555555</text:p>
              </table:table-cell>
              <table:table-cell office:value-type="float" office:value="2662.83713728013">
                <text:p>2662.83713728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1357.5">
                <text:p>1357.5</text:p>
              </table:table-cell>
              <table:table-cell office:value-type="float" office:value="565.625">
                <text:p>565.625</text:p>
              </table:table-cell>
              <table:table-cell office:value-type="float" office:value="2824.48848638258">
                <text:p>2824.48848638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60">
                <text:p>260</text:p>
              </table:table-cell>
              <table:table-cell office:value-type="float" office:value="1560">
                <text:p>1560</text:p>
              </table:table-cell>
              <table:table-cell office:value-type="float" office:value="520">
                <text:p>520</text:p>
              </table:table-cell>
              <table:table-cell office:value-type="float" office:value="3060.67793235245">
                <text:p>3060.67793235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12">
                <text:p>312</text:p>
              </table:table-cell>
              <table:table-cell office:value-type="float" office:value="1560">
                <text:p>1560</text:p>
              </table:table-cell>
              <table:table-cell office:value-type="float" office:value="433.333333333333">
                <text:p>433.333333333333</text:p>
              </table:table-cell>
              <table:table-cell office:value-type="float" office:value="2924.38564991481">
                <text:p>2924.38564991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12">
                <text:p>412</text:p>
              </table:table-cell>
              <table:table-cell office:value-type="float" office:value="1765.71428571429">
                <text:p>1765.71428571429</text:p>
              </table:table-cell>
              <table:table-cell office:value-type="float" office:value="420.408163265306">
                <text:p>420.408163265306</text:p>
              </table:table-cell>
              <table:table-cell office:value-type="float" office:value="3189.91953710428">
                <text:p>3189.919537104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70">
                <text:p>470</text:p>
              </table:table-cell>
              <table:table-cell office:value-type="float" office:value="1762.5">
                <text:p>1762.5</text:p>
              </table:table-cell>
              <table:table-cell office:value-type="float" office:value="367.1875">
                <text:p>367.1875</text:p>
              </table:table-cell>
              <table:table-cell office:value-type="float" office:value="3087.08470968634">
                <text:p>3087.084709686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592">
                <text:p>592</text:p>
              </table:table-cell>
              <table:table-cell office:value-type="float" office:value="1973.33333333333">
                <text:p>1973.33333333333</text:p>
              </table:table-cell>
              <table:table-cell office:value-type="float" office:value="365.432098765432">
                <text:p>365.432098765432</text:p>
              </table:table-cell>
              <table:table-cell office:value-type="float" office:value="3365.89637468533">
                <text:p>3365.896374685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63">
                <text:p>663</text:p>
              </table:table-cell>
              <table:table-cell office:value-type="float" office:value="1989">
                <text:p>1989</text:p>
              </table:table-cell>
              <table:table-cell office:value-type="float" office:value="331.5">
                <text:p>331.5</text:p>
              </table:table-cell>
              <table:table-cell office:value-type="float" office:value="3315">
                <text:p>33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569cm" svg:height="7.487cm" xlink:href=".." xlink:type="simple" chart:class="chart:line" chart:style-name="ch1">
        <chart:title svg:x="5.658cm" svg:y="0.284cm" chart:style-name="ch2">
          <text:p>o(f(n)/n^2)</text:p>
        </chart:title>
        <chart:legend chart:legend-position="end" svg:x="10.22cm" svg:y="2.538cm" chart:style-name="ch3"/>
        <chart:plot-area chart:style-name="ch4" table:cell-range-address="Sheet2.A38:Sheet2.E48" chart:data-source-has-labels="row" svg:x="1.286cm" svg:y="1.516cm" svg:width="8.392cm" svg:height="5.402cm">
          <chartooo:coordinate-region svg:x="2.286cm" svg:y="1.717cm" svg:width="7.203cm" svg:height="4.55cm"/>
          <chart:axis chart:dimension="x" chart:name="primary-x" chart:style-name="ch5"/>
          <chart:axis chart:dimension="y" chart:name="primary-y" chart:style-name="ch5">
            <chart:title svg:x="0.451cm" svg:y="5.237cm" chart:style-name="ch6">
              <text:p>functions of n</text:p>
            </chart:title>
            <chart:grid chart:style-name="ch7" chart:class="major"/>
          </chart:axis>
          <chart:series chart:style-name="ch8" chart:values-cell-range-address="Sheet2.A39:Sheet2.A48" chart:label-cell-address="Sheet2.A38:Sheet2.A38" chart:class="chart:line">
            <chart:data-point chart:repeated="10"/>
          </chart:series>
          <chart:series chart:style-name="ch9" chart:values-cell-range-address="Sheet2.B39:Sheet2.B48" chart:label-cell-address="Sheet2.B38:Sheet2.B38" chart:class="chart:line">
            <chart:data-point chart:repeated="10"/>
          </chart:series>
          <chart:series chart:style-name="ch10" chart:values-cell-range-address="Sheet2.C39:Sheet2.C48" chart:label-cell-address="Sheet2.C38:Sheet2.C38" chart:class="chart:line">
            <chart:data-point chart:repeated="10"/>
          </chart:series>
          <chart:series chart:style-name="ch11" chart:values-cell-range-address="Sheet2.D39:Sheet2.D48" chart:label-cell-address="Sheet2.D38:Sheet2.D38" chart:class="chart:line">
            <chart:data-point chart:repeated="10"/>
          </chart:series>
          <chart:series chart:style-name="ch12" chart:values-cell-range-address="Sheet2.E39:Sheet2.E48" chart:label-cell-address="Sheet2.E38:Sheet2.E38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2.A38:Sheet2.A38</svg:desc>
                </draw:g>
              </table:table-cell>
              <table:table-cell office:value-type="string">
                <text:p>f(n)</text:p>
                <draw:g>
                  <svg:desc>Sheet2.B38:Sheet2.B38</svg:desc>
                </draw:g>
              </table:table-cell>
              <table:table-cell office:value-type="string">
                <text:p>f(n)/n*250</text:p>
                <draw:g>
                  <svg:desc>Sheet2.C38:Sheet2.C38</svg:desc>
                </draw:g>
              </table:table-cell>
              <table:table-cell office:value-type="string">
                <text:p>f(n)/n^2*5000</text:p>
                <draw:g>
                  <svg:desc>Sheet2.D38:Sheet2.D38</svg:desc>
                </draw:g>
              </table:table-cell>
              <table:table-cell office:value-type="string">
                <text:p>f(n)/nlog(n)*1000</text:p>
                <draw:g>
                  <svg:desc>Sheet2.E38:Sheet2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39:Sheet2.A48</svg:desc>
                </draw:g>
              </table:table-cell>
              <table:table-cell office:value-type="float" office:value="21">
                <text:p>21</text:p>
                <draw:g>
                  <svg:desc>Sheet2.B39:Sheet2.B48</svg:desc>
                </draw:g>
              </table:table-cell>
              <table:table-cell office:value-type="float" office:value="525">
                <text:p>525</text:p>
                <draw:g>
                  <svg:desc>Sheet2.C39:Sheet2.C48</svg:desc>
                </draw:g>
              </table:table-cell>
              <table:table-cell office:value-type="float" office:value="1050">
                <text:p>1050</text:p>
                <draw:g>
                  <svg:desc>Sheet2.D39:Sheet2.D48</svg:desc>
                </draw:g>
              </table:table-cell>
              <table:table-cell office:value-type="float" office:value="2100">
                <text:p>2100</text:p>
                <draw:g>
                  <svg:desc>Sheet2.E39:Sheet2.E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537.24357368048">
                <text:p>1537.2435736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666.666666666667">
                <text:p>666.666666666667</text:p>
              </table:table-cell>
              <table:table-cell office:value-type="float" office:value="444.444444444444">
                <text:p>444.444444444444</text:p>
              </table:table-cell>
              <table:table-cell office:value-type="float" office:value="1805.31331341025">
                <text:p>1805.31331341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06">
                <text:p>106</text:p>
              </table:table-cell>
              <table:table-cell office:value-type="float" office:value="662.5">
                <text:p>662.5</text:p>
              </table:table-cell>
              <table:table-cell office:value-type="float" office:value="331.25">
                <text:p>331.25</text:p>
              </table:table-cell>
              <table:table-cell office:value-type="float" office:value="1654.12032904173">
                <text:p>1654.120329041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32">
                <text:p>132</text:p>
              </table:table-cell>
              <table:table-cell office:value-type="float" office:value="660">
                <text:p>660</text:p>
              </table:table-cell>
              <table:table-cell office:value-type="float" office:value="264">
                <text:p>264</text:p>
              </table:table-cell>
              <table:table-cell office:value-type="float" office:value="1553.88264257894">
                <text:p>1553.88264257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01">
                <text:p>201</text:p>
              </table:table-cell>
              <table:table-cell office:value-type="float" office:value="837.5">
                <text:p>837.5</text:p>
              </table:table-cell>
              <table:table-cell office:value-type="float" office:value="279.166666666667">
                <text:p>279.166666666667</text:p>
              </table:table-cell>
              <table:table-cell office:value-type="float" office:value="1883.97921677204">
                <text:p>1883.97921677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34">
                <text:p>234</text:p>
              </table:table-cell>
              <table:table-cell office:value-type="float" office:value="835.714285714286">
                <text:p>835.714285714286</text:p>
              </table:table-cell>
              <table:table-cell office:value-type="float" office:value="238.775510204082">
                <text:p>238.775510204082</text:p>
              </table:table-cell>
              <table:table-cell office:value-type="float" office:value="1811.75041670486">
                <text:p>1811.75041670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71">
                <text:p>271</text:p>
              </table:table-cell>
              <table:table-cell office:value-type="float" office:value="846.875">
                <text:p>846.875</text:p>
              </table:table-cell>
              <table:table-cell office:value-type="float" office:value="211.71875">
                <text:p>211.71875</text:p>
              </table:table-cell>
              <table:table-cell office:value-type="float" office:value="1779.99990707446">
                <text:p>1779.999907074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04">
                <text:p>304</text:p>
              </table:table-cell>
              <table:table-cell office:value-type="float" office:value="844.444444444444">
                <text:p>844.444444444444</text:p>
              </table:table-cell>
              <table:table-cell office:value-type="float" office:value="187.654320987654">
                <text:p>187.654320987654</text:p>
              </table:table-cell>
              <table:table-cell office:value-type="float" office:value="1728.43327348706">
                <text:p>1728.43327348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39">
                <text:p>339</text:p>
              </table:table-cell>
              <table:table-cell office:value-type="float" office:value="847.5">
                <text:p>847.5</text:p>
              </table:table-cell>
              <table:table-cell office:value-type="float" office:value="169.5">
                <text:p>169.5</text:p>
              </table:table-cell>
              <table:table-cell office:value-type="float" office:value="1695">
                <text:p>16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5cm" svg:height="7.419cm" xlink:href=".." xlink:type="simple" chart:class="chart:line" chart:style-name="ch1">
        <chart:title svg:x="6.101cm" svg:y="0.283cm" chart:style-name="ch2">
          <text:p>o(N)</text:p>
        </chart:title>
        <chart:legend chart:legend-position="end" svg:x="9.901cm" svg:y="2.504cm" chart:style-name="ch3"/>
        <chart:plot-area chart:style-name="ch4" table:cell-range-address="Sheet2.A55:Sheet2.E65" chart:data-source-has-labels="row" svg:x="1.28cm" svg:y="1.512cm" svg:width="8.091cm" svg:height="5.339cm">
          <chartooo:coordinate-region svg:x="3.028cm" svg:y="1.713cm" svg:width="6.154cm" svg:height="4.487cm"/>
          <chart:axis chart:dimension="x" chart:name="primary-x" chart:style-name="ch5"/>
          <chart:axis chart:dimension="y" chart:name="primary-y" chart:style-name="ch5">
            <chart:title svg:x="0.451cm" svg:y="5.201cm" chart:style-name="ch6">
              <text:p>functions of n</text:p>
            </chart:title>
            <chart:grid chart:style-name="ch7" chart:class="major"/>
          </chart:axis>
          <chart:series chart:style-name="ch8" chart:values-cell-range-address="Sheet2.A56:Sheet2.A65" chart:label-cell-address="Sheet2.A55:Sheet2.A55" chart:class="chart:line">
            <chart:data-point chart:repeated="10"/>
          </chart:series>
          <chart:series chart:style-name="ch9" chart:values-cell-range-address="Sheet2.B56:Sheet2.B65" chart:label-cell-address="Sheet2.B55:Sheet2.B55" chart:class="chart:line">
            <chart:data-point chart:repeated="10"/>
          </chart:series>
          <chart:series chart:style-name="ch10" chart:values-cell-range-address="Sheet2.C56:Sheet2.C65" chart:label-cell-address="Sheet2.C55:Sheet2.C55" chart:class="chart:line">
            <chart:data-point chart:repeated="10"/>
          </chart:series>
          <chart:series chart:style-name="ch11" chart:values-cell-range-address="Sheet2.D56:Sheet2.D65" chart:label-cell-address="Sheet2.D55:Sheet2.D55" chart:class="chart:line">
            <chart:data-point chart:repeated="10"/>
          </chart:series>
          <chart:series chart:style-name="ch12" chart:values-cell-range-address="Sheet2.E56:Sheet2.E65" chart:label-cell-address="Sheet2.E55:Sheet2.E55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2.A55:Sheet2.A55</svg:desc>
                </draw:g>
              </table:table-cell>
              <table:table-cell office:value-type="string">
                <text:p>f(n)</text:p>
                <draw:g>
                  <svg:desc>Sheet2.B55:Sheet2.B55</svg:desc>
                </draw:g>
              </table:table-cell>
              <table:table-cell office:value-type="string">
                <text:p>f(n)/n*1000</text:p>
                <draw:g>
                  <svg:desc>Sheet2.C55:Sheet2.C55</svg:desc>
                </draw:g>
              </table:table-cell>
              <table:table-cell office:value-type="string">
                <text:p>f(n)/n^2*35000</text:p>
                <draw:g>
                  <svg:desc>Sheet2.D55:Sheet2.D55</svg:desc>
                </draw:g>
              </table:table-cell>
              <table:table-cell office:value-type="string">
                <text:p>f(n)/nlog(n)*3000</text:p>
                <draw:g>
                  <svg:desc>Sheet2.E55:Sheet2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A56:Sheet2.A65</svg:desc>
                </draw:g>
              </table:table-cell>
              <table:table-cell office:value-type="float" office:value="645">
                <text:p>645</text:p>
                <draw:g>
                  <svg:desc>Sheet2.B56:Sheet2.B65</svg:desc>
                </draw:g>
              </table:table-cell>
              <table:table-cell office:value-type="float" office:value="64500">
                <text:p>64500</text:p>
                <draw:g>
                  <svg:desc>Sheet2.C56:Sheet2.C65</svg:desc>
                </draw:g>
              </table:table-cell>
              <table:table-cell office:value-type="float" office:value="225750">
                <text:p>225750</text:p>
                <draw:g>
                  <svg:desc>Sheet2.D56:Sheet2.D65</svg:desc>
                </draw:g>
              </table:table-cell>
              <table:table-cell office:value-type="float" office:value="193500">
                <text:p>193500</text:p>
                <draw:g>
                  <svg:desc>Sheet2.E56:Sheet2.E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219">
                <text:p>5219</text:p>
              </table:table-cell>
              <table:table-cell office:value-type="float" office:value="260950">
                <text:p>260950</text:p>
              </table:table-cell>
              <table:table-cell office:value-type="float" office:value="456662.5">
                <text:p>456662.5</text:p>
              </table:table-cell>
              <table:table-cell office:value-type="float" office:value="601715.565827883">
                <text:p>601715.5658278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7719">
                <text:p>17719</text:p>
              </table:table-cell>
              <table:table-cell office:value-type="float" office:value="590633.333333333">
                <text:p>590633.333333333</text:p>
              </table:table-cell>
              <table:table-cell office:value-type="float" office:value="689072.222222222">
                <text:p>689072.222222222</text:p>
              </table:table-cell>
              <table:table-cell office:value-type="float" office:value="1199562.99751186">
                <text:p>1199562.997511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2073">
                <text:p>42073</text:p>
              </table:table-cell>
              <table:table-cell office:value-type="float" office:value="1051825">
                <text:p>1051825</text:p>
              </table:table-cell>
              <table:table-cell office:value-type="float" office:value="920346.875">
                <text:p>920346.875</text:p>
              </table:table-cell>
              <table:table-cell office:value-type="float" office:value="1969635.97935206">
                <text:p>1969635.979352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82309">
                <text:p>82309</text:p>
              </table:table-cell>
              <table:table-cell office:value-type="float" office:value="1646180">
                <text:p>1646180</text:p>
              </table:table-cell>
              <table:table-cell office:value-type="float" office:value="1152326">
                <text:p>1152326</text:p>
              </table:table-cell>
              <table:table-cell office:value-type="float" office:value="2906784.69154613">
                <text:p>2906784.69154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42348">
                <text:p>142348</text:p>
              </table:table-cell>
              <table:table-cell office:value-type="float" office:value="2372466.66666667">
                <text:p>2372466.66666667</text:p>
              </table:table-cell>
              <table:table-cell office:value-type="float" office:value="1383938.88888889">
                <text:p>1383938.88888889</text:p>
              </table:table-cell>
              <table:table-cell office:value-type="float" office:value="4002696.62013532">
                <text:p>4002696.620135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30988">
                <text:p>230988</text:p>
              </table:table-cell>
              <table:table-cell office:value-type="float" office:value="3299828.57142857">
                <text:p>3299828.57142857</text:p>
              </table:table-cell>
              <table:table-cell office:value-type="float" office:value="1649914.28571429">
                <text:p>1649914.28571429</text:p>
              </table:table-cell>
              <table:table-cell office:value-type="float" office:value="5365289.81094643">
                <text:p>5365289.810946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47697">
                <text:p>347697</text:p>
              </table:table-cell>
              <table:table-cell office:value-type="float" office:value="4346212.5">
                <text:p>4346212.5</text:p>
              </table:table-cell>
              <table:table-cell office:value-type="float" office:value="1901467.96875">
                <text:p>1901467.96875</text:p>
              </table:table-cell>
              <table:table-cell office:value-type="float" office:value="6851298.46151368">
                <text:p>6851298.46151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96537">
                <text:p>496537</text:p>
              </table:table-cell>
              <table:table-cell office:value-type="float" office:value="5517077.77777778">
                <text:p>5517077.77777778</text:p>
              </table:table-cell>
              <table:table-cell office:value-type="float" office:value="2145530.24691358">
                <text:p>2145530.24691358</text:p>
              </table:table-cell>
              <table:table-cell office:value-type="float" office:value="8469385.58208004">
                <text:p>8469385.582080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681062">
                <text:p>681062</text:p>
              </table:table-cell>
              <table:table-cell office:value-type="float" office:value="6810620">
                <text:p>6810620</text:p>
              </table:table-cell>
              <table:table-cell office:value-type="float" office:value="2383717">
                <text:p>2383717</text:p>
              </table:table-cell>
              <table:table-cell office:value-type="float" office:value="10215930">
                <text:p>1021593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